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:kern" svg:font-family="'Courier New:kern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6e04"/>
    </style:style>
    <style:style style:name="T2" style:family="text">
      <style:text-properties officeooo:rsid="00175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oal Directed Evaluation</text:h>
      <text:p text:style-name="Text_20_body">I first encountered Goal Directed Evaluation in the Unicon programming language. <text:s/>Unicon is a language created by Dr. Clinton Jeffery which is a derivative of the Icon programming language by Ralph Griswald.</text:p>
      <text:h text:style-name="Heading_20_3" text:outline-level="3">Unicon</text:h>
      <text:p text:style-name="Text_20_body">In Unicons’ Goal Directed Evaluation an expression succeeds if a value is produced. <text:s/>Therefore, the expression </text:p>
      <text:p text:style-name="Code"><text:span text:style-name="Source_20_Text">a &lt; b</text:span></text:p>
      <text:p text:style-name="Text_20_body">is evaluated if <text:span text:style-name="Source_20_Text">a</text:span> has a value less than <text:span text:style-name="Source_20_Text">b</text:span> then <text:span text:style-name="T1">it returns </text:span><text:span text:style-name="Source_20_Text"><text:span text:style-name="T1">b</text:span></text:span><text:span text:style-name="T1">.</text:span> <text:s/><text:span text:style-name="T2">When the values are both integer values, it is pretty straight forward. <text:s/>Since the </text:span><text:span text:style-name="Source_20_Text"><text:span text:style-name="T2">&lt;</text:span></text:span><text:span text:style-name="T2"> operator is a numeric comparison, Unicon will try to convert a and b to be numeric values for the comparison, should it fail to do so, then the expression is not evaluated and fails. <text:s/>A string value comparison can be made with the </text:span><text:span text:style-name="Source_20_Text"><text:span text:style-name="T2">&lt;&lt;</text:span></text:span><text:span text:style-name="T2"> opera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:kern" svg:font-family="'Courier New:kern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in" fo:margin-right="0in" fo:margin-top="0in" fo:margin-bottom="0.0972in" loext:contextual-spacing="false" fo:line-height="115%" fo:text-indent="0.5in" style:auto-text-indent="false" fo:background-color="transparent"/>
      <style:text-properties style:font-name="Times New Roman" fo:font-family="'Times New Roman'" style:font-family-generic="roman" style:font-pitch="variable" officeooo:rsid="0012976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de" style:family="paragraph" style:parent-style-name="Text_20_body" style:next-style-name="Text_20_body" style:master-page-name="">
      <style:paragraph-properties style:page-number="auto"/>
      <style:text-properties style:font-name="Courier New:kern" fo:font-family="'Courier New:kern'" style:font-style-name="Regular" style:font-family-generic="modern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eletype" style:family="text">
      <style:text-properties style:font-name="Liberation Mono" fo:font-family="'Liberation Mono'" style:font-style-name="Regular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style-name="Regular" style:font-family-generic="modern" style:font-pitch="fixed" fo:letter-spacing="-0.028in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 Goettsche</meta:initial-creator>
    <meta:creation-date>2021-02-18T12:35:33.023000000</meta:creation-date>
    <dc:date>2021-02-18T23:23:57.650000000</dc:date>
    <dc:creator>John Goettsche</dc:creator>
    <meta:editing-duration>PT5M48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6" meta:word-count="129" meta:character-count="743" meta:non-whitespace-character-count="614"/>
  </office:meta>
</office:document-meta>
</file>